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55cd0" officeooo:paragraph-rsid="0015a378"/>
    </style:style>
    <style:style style:name="P2" style:family="paragraph" style:parent-style-name="Standard">
      <style:text-properties fo:font-size="11pt" officeooo:rsid="001616d9" officeooo:paragraph-rsid="0016a101" style:font-size-asian="11pt" style:font-size-complex="11pt"/>
    </style:style>
    <style:style style:name="P3" style:family="paragraph" style:parent-style-name="Standard">
      <style:text-properties fo:font-size="11pt" officeooo:rsid="001616d9" officeooo:paragraph-rsid="001bbfce" style:font-size-asian="11pt" style:font-size-complex="11pt"/>
    </style:style>
    <style:style style:name="P4" style:family="paragraph" style:parent-style-name="Standard">
      <style:text-properties fo:font-size="11pt" officeooo:rsid="0017fd74" officeooo:paragraph-rsid="0017fd74" style:font-size-asian="11pt" style:font-size-complex="11pt"/>
    </style:style>
    <style:style style:name="P5" style:family="paragraph" style:parent-style-name="Standard">
      <style:text-properties fo:font-size="11pt" officeooo:rsid="00172576" officeooo:paragraph-rsid="0016a101" style:font-size-asian="11pt" style:font-size-complex="11pt"/>
    </style:style>
    <style:style style:name="P6" style:family="paragraph" style:parent-style-name="Standard">
      <style:text-properties fo:font-size="11pt" officeooo:rsid="00271bd6" officeooo:paragraph-rsid="0028f8cd" style:font-size-asian="11pt" style:font-size-complex="11pt"/>
    </style:style>
    <style:style style:name="P7" style:family="paragraph" style:parent-style-name="Standard">
      <style:text-properties fo:font-size="11pt" officeooo:rsid="000e96cc" officeooo:paragraph-rsid="002a380c" style:font-size-asian="11pt" style:font-size-complex="11pt"/>
    </style:style>
    <style:style style:name="P8" style:family="paragraph" style:parent-style-name="Standard">
      <style:text-properties officeooo:rsid="0008ba3b" officeooo:paragraph-rsid="0015a378"/>
    </style:style>
    <style:style style:name="P9" style:family="paragraph" style:parent-style-name="Standard">
      <style:text-properties officeooo:rsid="0007495f" officeooo:paragraph-rsid="002a380c"/>
    </style:style>
    <style:style style:name="P10" style:family="paragraph" style:parent-style-name="Standard">
      <style:text-properties fo:font-size="11pt" officeooo:rsid="00143aa5" officeooo:paragraph-rsid="0015a378" style:font-size-asian="11pt" style:font-size-complex="11pt"/>
    </style:style>
    <style:style style:name="P11" style:family="paragraph" style:parent-style-name="Standard">
      <style:text-properties fo:font-size="11pt" officeooo:rsid="0017fd74" officeooo:paragraph-rsid="0015a378" style:font-size-asian="11pt" style:font-size-complex="11pt"/>
    </style:style>
    <style:style style:name="P12" style:family="paragraph" style:parent-style-name="Standard">
      <style:text-properties fo:font-size="11pt" officeooo:rsid="002baecb" officeooo:paragraph-rsid="002e02a8" style:font-size-asian="11pt" style:font-size-complex="11pt"/>
    </style:style>
    <style:style style:name="P13" style:family="paragraph" style:parent-style-name="Standard">
      <style:text-properties fo:font-size="11pt" officeooo:rsid="002baecb" officeooo:paragraph-rsid="002edfc6" style:font-size-asian="11pt" style:font-size-complex="11pt"/>
    </style:style>
    <style:style style:name="P14" style:family="paragraph" style:parent-style-name="Standard">
      <style:text-properties fo:font-size="11pt" officeooo:rsid="002dd57d" officeooo:paragraph-rsid="002dd57d" style:font-size-asian="11pt" style:font-size-complex="11pt"/>
    </style:style>
    <style:style style:name="T1" style:family="text">
      <style:text-properties officeooo:rsid="001384d0"/>
    </style:style>
    <style:style style:name="T2" style:family="text">
      <style:text-properties officeooo:rsid="00101216"/>
    </style:style>
    <style:style style:name="T3" style:family="text">
      <style:text-properties officeooo:rsid="001e8f79"/>
    </style:style>
    <style:style style:name="T4" style:family="text">
      <style:text-properties officeooo:rsid="0016a101"/>
    </style:style>
    <style:style style:name="T5" style:family="text">
      <style:text-properties officeooo:rsid="0017fd74"/>
    </style:style>
    <style:style style:name="T6" style:family="text">
      <style:text-properties officeooo:rsid="001a2df7"/>
    </style:style>
    <style:style style:name="T7" style:family="text">
      <style:text-properties officeooo:rsid="002baecb"/>
    </style:style>
    <style:style style:name="T8" style:family="text">
      <style:text-properties officeooo:rsid="00096e81"/>
    </style:style>
    <style:style style:name="T9" style:family="text">
      <style:text-properties officeooo:rsid="0032f7c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magine your teen-aged daughter comes home and tells you she is pregnant. Research shows teen parents and their kids often struggle. You may be deeply worried about her future and that of her child, but should you be? <text:s/><text:span text:style-name="T8">Many of the most important questions in science and in our personal lives are questions about the outcomes of doing something. Will asking people to pay upfront at the doctors reduce or increase long term health expenditure? If we developed a drug to suppress particular genes, could we cure MS and would delaying teen-aged pregnancies improve the outcome for their kids. <text:s/></text:span></text:p>
      <text:p text:style-name="P6"/>
      <text:p text:style-name="P7"><text:span text:style-name="T1">T</text:span>hese <text:span text:style-name="T1">are hard</text:span> questions<text:span text:style-name="T1"> because they require more than</text:span> <text:span text:style-name="T6">spotting</text:span> a pattern in data. <text:span text:style-name="T5">C</text:span>orrelation is not causation.<text:span text:style-name="T5"> </text:span>You might observe in data that children born to young parents do less well in school, <text:span text:style-name="T2">but people who have children very young are different to those who don't in many other ways <text:s/>- they are, on average, from a poorer and less educated background. To know if we should invest in delaying pregnancies for teens we need to untangle if it is being young that causes problems or something else. </text:span></text:p>
      <text:p text:style-name="P3"/>
      <text:p text:style-name="P2">We live in a world of data. Many hours of our lives are spent online, where every click can <text:span text:style-name="T4">be</text:span> recorded.<text:span text:style-name="T3"> Tiny computers and sensors are cheap enough to incorporate into everything; our phones, household appliances, buildings, clothing, even smart pills. It costs only around $5000 to sequence someone's entire genome and the US </text:span>Institute<text:span text:style-name="T3"> of Health is con</text:span>sidering<text:span text:style-name="T3"> if all infants should be sequenced at birth. </text:span></text:p>
      <text:p text:style-name="P2"/>
      <text:p text:style-name="P5">This <text:span text:style-name="T7">data gives us a window onto so</text:span> many aspects of our lives at an unprecedented scale and detail. But the <text:span text:style-name="T7">it</text:span> is messy and complicated, often its generation is by product of some other main purpose – like running an online bookstore, or putting maps on your phone. It does not come from the controlled world of a randomised experiment.</text:p>
      <text:p text:style-name="P5"/>
      <text:p text:style-name="P13">The aim of my research is <text:span text:style-name="T6">to develop algorithms to pull apart the complex sets of relationships in a problem and uncover the underlying causal structure. <text:s/>Ultimately, this takes us to the automation of scientific research. Amazingly, some aspects of causal structure can be determined from non-experimental data with very general assumptions. The set of conditional independences in a probability distribution over observational data indicates some causal structures are more likely than others. In addition, there are subtle asymmetries between the distribution of a cause given an effect and an effect given a cause. These clues are the key to causal discovery algorithms. I am particularly interested in combining causal discovery techniques with reinforcement learning. <text:s/>I am also investigating methods to incorporate structural priors into causal discovery algorithms so as to bridge the gap between causal discovery and the causal effect estimation techniques currently applied in <text:s/>social science and economics. </text:span></text:p>
      <text:p text:style-name="P12"/>
      <text:p text:style-name="P14">The Microsoft Graduate Women's scholarship would <text:span text:style-name="T9">enable me to attend conferences and spend time visiting other research institutions early in my graduate research and make connections with other researchers in this field.</text:span></text:p>
      <text:p text:style-name="P10"/>
      <text:p text:style-name="P11"/>
      <text:p text:style-name="P4"/>
      <text:p text:style-name="P4"/>
      <text:p text:style-name="P4"/>
      <text:p text:style-name="P4"/>
      <text:p text:style-name="P4"/>
      <text:p text:style-name="P4"/>
      <text:p text:style-name="P4"/>
      <text:p text:style-name="P4"/>
      <text:p text:style-name="P4"/>
      <text:p text:style-name="P4"/>
      <text:p text:style-name="P9"/>
      <text:p text:style-name="P8"/>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5T16:14:34.272730180</meta:creation-date>
    <dc:date>2014-10-16T13:00:30.204136123</dc:date>
    <meta:editing-duration>PT16H50M14S</meta:editing-duration>
    <meta:editing-cycles>27</meta:editing-cycles>
    <meta:generator>LibreOffice/4.2.3.3$Linux_X86_64 LibreOffice_project/420m0$Build-3</meta:generator>
    <meta:document-statistic meta:table-count="0" meta:image-count="0" meta:object-count="0" meta:page-count="1" meta:paragraph-count="6" meta:word-count="497" meta:character-count="3079" meta:non-whitespace-character-count="2577"/>
  </office:meta>
</office:document-meta>
</file>